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4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74cm" fo:min-width="0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5.94cm" svg:height="1cm" draw:transform="rotate (-1.5707963267949) translate (20.996cm 23.76cm)">
            <text:p text:style-name="P1">Freitag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" draw:text-style-name="P2" draw:layer="layout" svg:width="6.935cm" svg:height="1cm" draw:transform="rotate (-1.5707963267949) translate (20.997cm 17.82cm)" svg:viewBox="0 0 6936 1001" draw:points="6936,1001 5935,1001 5935,1000 0,1000 0,0 5935,0 5940,0 5940,5">
            <text:p text:style-name="P1">Donnerstag</text:p>
          </draw:polygon>
          <draw:polygon draw:style-name="gr2" draw:text-style-name="P2" draw:layer="layout" svg:width="6.935cm" svg:height="1cm" draw:transform="rotate (-1.5707963267949) translate (20.998cm 11.88cm)" svg:viewBox="0 0 6936 1001" draw:points="6936,1001 5935,1001 5935,1000 0,1000 0,0 5935,0 5940,0 5940,5">
            <text:p text:style-name="P1">Mittwoch</text:p>
          </draw:polygon>
          <draw:polygon draw:style-name="gr2" draw:text-style-name="P2" draw:layer="layout" svg:width="6.935cm" svg:height="1cm" draw:transform="rotate (-1.5707963267949) translate (20.999cm 5.935cm)" svg:viewBox="0 0 6936 1001" draw:points="6936,1001 5935,1001 5935,1000 0,1000 0,0 5935,0 5940,0 5940,5">
            <text:p text:style-name="P1">Dienstag</text:p>
          </draw:polygon>
          <draw:polygon draw:style-name="gr2" draw:text-style-name="P2" draw:layer="layout" svg:width="6.935cm" svg:height="1cm" draw:transform="rotate (-1.5707963267949) translate (21cm -2.83276944882399E-016cm)" svg:viewBox="0 0 6936 1001" draw:points="6936,1001 5935,1001 5935,1000 0,1000 0,0 5935,0 5940,0 5940,5">
            <text:p text:style-name="P1">Montag</text:p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1:28:03.908000000</meta:creation-date>
    <meta:editing-duration>P0D</meta:editing-duration>
    <meta:editing-cycles>1</meta:editing-cycles>
    <meta:generator>LibreOffice/5.4.5.1$Windows_X86_64 LibreOffice_project/79c9829dd5d8054ec39a82dc51cd9eff340dbee8</meta:generator>
    <meta:document-statistic meta:object-count="6"/>
  </office:meta>
</office:document-meta>
</file>